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</office:automatic-styles>
  <office:body>
    <office:text>
      <text:p text:style-name="Author">author</text:p>
      <text:h text:style-name="Heading_20_1" text:outline-level="1"><text:bookmark-start text:name="blog2.0"/>blog2.0<text:bookmark-end text:name="blog2.0"/></text:h>
      <text:p text:style-name="First_20_paragraph">ramoneando blog 2nd version with nodejs</text:p>
      <text:h text:style-name="Heading_20_2" text:outline-level="2"><text:bookmark-start text:name="node.js-blog-tutorial"/><text:a xlink:type="simple" xlink:href="https://vegibit.com/node-js-blog-tutorial/" office:name=""><text:span text:style-name="Definition">Node.js Blog Tutorial</text:span></text:a><text:bookmark-end text:name="node.js-blog-tutorial"/></text:h>
      <text:p text:style-name="First_20_paragraph">tl;dr</text:p>
      <text:p text:style-name="Text_20_body"><text:span text:style-name="Source_Text">mkdir nodejs-blog-tutorial</text:span> create directory<text:line-break/><text:span text:style-name="Source_Text">cd nodejs-blog-tutorial</text:span> access directory<text:line-break/><text:span text:style-name="Source_Text">npm init</text:span> creates package.json<text:line-break/><text:span text:style-name="Source_Text">npm i startbootstrap-clean-blog</text:span> installs package + node_modules directory<text:line-break/><text:span text:style-name="Source_Text">npm i express</text:span> installs package<text:line-break/><text:span text:style-name="Source_Text">npm i nodemon</text:span> installs package<text:line-break/><text:span text:style-name="Source_Text">touch index.js</text:span> creates file<text:line-break/><text:span text:style-name="Source_Text">mkdir public</text:span> creates directory</text:p>
      <text:p text:style-name="Text_20_body">edit index.js</text:p>
      <text:p text:style-name="P1">const express = require('express');</text:p>
      <text:p text:style-name="P2"><text:s text:c="1"/></text:p>
      <text:p text:style-name="P3">const app = new express();</text:p>
      <text:p text:style-name="P4"><text:s text:c="1"/></text:p>
      <text:p text:style-name="P5">app.use(express.static('public'));</text:p>
      <text:p text:style-name="P6"><text:s text:c="1"/></text:p>
      <text:p text:style-name="P7">app.listen(4000, () =&gt; {</text:p>
      <text:p text:style-name="P8"><text:s text:c="4"/>console.log('App listening on port 4000')</text:p>
      <text:p text:style-name="P9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>author</dc:creator>
    <meta:user-defined meta_name="output" meta-value-type="string">odt_document</meta:user-defined>
  </office:meta>
</office:document-meta>
</file>